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6288f4" officeooo:paragraph-rsid="016288f4" fo:background-color="transparent"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3f8cef" officeooo:paragraph-rsid="016c070a"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5ab69b" officeooo:paragraph-rsid="016288f4"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6f14d5" officeooo:paragraph-rsid="016f14d5" style:font-name-asian="Nimbus Mono L" style:font-size-asian="13pt" style:font-style-asian="normal" style:font-name-complex="Liberation Mono" style:font-size-complex="13pt" style:font-style-complex="normal"/>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3" style:family="paragraph" style:parent-style-name="Preformatted_20_Text">
      <style:text-properties fo:font-size="13pt" officeooo:paragraph-rsid="016367ae" style:font-size-asian="13pt" style:font-size-complex="13pt"/>
    </style:style>
    <style:style style:name="P14"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apple-system" fo:font-size="10.5pt" fo:font-style="normal" style:text-underline-style="none" fo:font-weight="bold" officeooo:rsid="013f180c" officeooo:paragraph-rsid="013f180c" style:font-size-asian="12pt" style:font-style-asian="italic" style:font-weight-asian="bold" style:font-size-complex="12pt" style:font-style-complex="italic" style:font-weight-complex="bold"/>
    </style:style>
    <style:style style:name="P15" style:family="paragraph" style:parent-style-name="Preformatted_20_Text">
      <style:text-properties style:font-name="Liberation Sans" fo:font-size="13pt" fo:font-style="normal" style:text-underline-style="none" officeooo:rsid="016f5006" officeooo:paragraph-rsid="016f5006"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4d40c0" officeooo:paragraph-rsid="01781f57"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6288f4" officeooo:paragraph-rsid="016f14d5"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fo:font-size="13pt" officeooo:paragraph-rsid="017511f3" style:font-size-asian="13pt" style:font-size-complex="13pt"/>
    </style:style>
    <style:style style:name="P19" style:family="paragraph" style:parent-style-name="Preformatted_20_Text">
      <style:text-properties fo:font-size="13pt" officeooo:paragraph-rsid="01782f4d" style:font-size-asian="13pt" style:font-size-complex="13pt"/>
    </style:style>
    <style:style style:name="P20"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paragraph-rsid="01654cd5"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5cf704"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63cab9"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6aee8f" style:font-name-asian="Nimbus Mono L" style:font-size-asian="16pt" style:font-weight-asian="bold" style:font-name-complex="Liberation Mono" style:font-size-complex="16pt" style:font-weight-complex="bold"/>
    </style:style>
    <style:style style:name="T8" style:family="text">
      <style:text-properties style:font-name="Liberation Sans" fo:font-size="16pt" fo:font-weight="bold" officeooo:rsid="01718459" style:font-name-asian="Nimbus Mono L" style:font-size-asian="16pt" style:font-weight-asian="bold" style:font-name-complex="Liberation Mono" style:font-size-complex="16pt" style:font-weight-complex="bold"/>
    </style:style>
    <style:style style:name="T9"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604bcb"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6c070a"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7511f3"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75d38a" style:font-name-asian="Nimbus Mono L" style:font-style-asian="normal" style:font-name-complex="Liberation Mono" style:font-style-complex="normal"/>
    </style:style>
    <style:style style:name="T18"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5ab69b"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6288f4"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69bceb"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6f8b0f"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6f14d5"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0e307b6" fo:background-color="transparent" loext:char-shading-value="0" style:font-style-asian="normal" style:font-style-complex="normal"/>
    </style:style>
    <style:style style:name="T37" style:family="text">
      <style:text-properties style:font-name="Liberation Sans" fo:font-style="normal" style:text-underline-style="none" officeooo:rsid="00083d4b" fo:background-color="transparent" loext:char-shading-value="0" style:font-style-asian="normal" style:font-style-complex="normal"/>
    </style:style>
    <style:style style:name="T38" style:family="text">
      <style:text-properties style:font-name="Liberation Sans" fo:font-style="normal" style:text-underline-style="none" officeooo:rsid="0123a160" fo:background-color="transparent" loext:char-shading-value="0" style:font-style-asian="normal" style:font-style-complex="normal"/>
    </style:style>
    <style:style style:name="T39" style:family="text">
      <style:text-properties style:font-name="Liberation Sans" fo:font-style="normal" style:text-underline-style="none" officeooo:rsid="013c55a1" fo:background-color="transparent" loext:char-shading-value="0" style:font-style-asian="normal" style:font-style-complex="normal"/>
    </style:style>
    <style:style style:name="T40" style:family="text">
      <style:text-properties style:font-name="Liberation Sans" fo:font-style="normal" style:text-underline-style="none" officeooo:rsid="014f39d6" fo:background-color="transparent" loext:char-shading-value="0" style:font-style-asian="normal" style:font-style-complex="normal"/>
    </style:style>
    <style:style style:name="T41" style:family="text">
      <style:text-properties style:font-name="Liberation Sans" fo:font-style="normal" style:text-underline-style="none" officeooo:rsid="016f8b0f" fo:background-color="transparent" loext:char-shading-value="0" style:font-style-asian="normal" style:font-style-complex="normal"/>
    </style:style>
    <style:style style:name="T42" style:family="text">
      <style:text-properties fo:font-weight="bold" style:font-weight-asian="bold" style:font-weight-complex="bold"/>
    </style:style>
    <style:style style:name="T43" style:family="text">
      <style:text-properties fo:font-weight="bold" officeooo:rsid="000dd66a" style:font-weight-asian="bold" style:font-weight-complex="bold"/>
    </style:style>
    <style:style style:name="T44" style:family="text">
      <style:text-properties fo:font-weight="bold" officeooo:rsid="0160cefc" style:font-weight-asian="bold" style:font-weight-complex="bold"/>
    </style:style>
    <style:style style:name="T45" style:family="text">
      <style:text-properties fo:font-variant="normal" fo:text-transform="none" fo:color="#202020" loext:opacity="100%" fo:letter-spacing="normal" officeooo:rsid="016c070a" style:font-name-asian="Nimbus Mono L" style:font-name-complex="Liberation Mono"/>
    </style:style>
    <style:style style:name="T46" style:family="text">
      <style:text-properties officeooo:rsid="016e05e1"/>
    </style:style>
    <style:style style:name="T47" style:family="text">
      <style:text-properties officeooo:rsid="016f5006"/>
    </style:style>
    <style:style style:name="T48" style:family="text">
      <style:text-properties officeooo:rsid="017241f3"/>
    </style:style>
    <style:style style:name="T49" style:family="text">
      <style:text-properties officeooo:rsid="0175d38a"/>
    </style:style>
    <style:style style:name="T50" style:family="text">
      <style:text-properties officeooo:rsid="01766806"/>
    </style:style>
    <style:style style:name="T51" style:family="text">
      <style:text-properties officeooo:rsid="01775f33"/>
    </style:style>
    <style:style style:name="T52" style:family="text">
      <style:text-properties officeooo:rsid="01781f57"/>
    </style:style>
    <style:style style:name="T53" style:family="text">
      <style:text-properties officeooo:rsid="01782f4d"/>
    </style:style>
    <style:style style:name="T54" style:family="text">
      <style:text-properties officeooo:rsid="0178bb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6"><text:span text:style-name="T7">1</text:span><text:span text:style-name="T8">7</text:span><text:span text:style-name="T5">th</text:span><text:span text:style-name="T4"> </text:span><text:span text:style-name="T8">Dec</text:span><text:span text:style-name="T7">em</text:span><text:span text:style-name="T6">ber</text:span><text:span text:style-name="T1"> 20</text:span><text:span text:style-name="T2">2</text:span><text:span text:style-name="T3">3</text:span></text:p>
      <text:p text:style-name="P14"><text:span text:style-name="T45">Psalm 130:7</text:span></text:p>
      <text:p text:style-name="P20">O Israel, hope in the Lord!</text:p>
      <text:p text:style-name="P20">For with the Lord there is steadfast love,</text:p>
      <text:p text:style-name="P20"><text:span text:style-name="T48">a</text:span>nd with <text:span text:style-name="T48">H</text:span>im is plentiful redemption.</text:p>
      <text:p text:style-name="P10"/>
      <text:p text:style-name="P8">Thanks to God</text:p>
      <text:p text:style-name="P18"><text:span text:style-name="T15">O Lord our</text:span><text:span text:style-name="T11"> God,</text:span><text:span text:style-name="T9"> </text:span><text:span text:style-name="T12">we </text:span><text:span text:style-name="T13">thank</text:span><text:span text:style-name="T12"> </text:span><text:span text:style-name="T10">You </text:span><text:span text:style-name="T15">for</text:span><text:span text:style-name="T14"> You</text:span><text:span text:style-name="T15">r</text:span><text:span text:style-name="T14"> </text:span><text:span text:style-name="T15">steadfast love, Your full redemption, </text:span><text:span text:style-name="T16">originally promised to Your people Israel, but extended to us who are not Your chosen nation</text:span><text:span text:style-name="T15">. </text:span><text:span text:style-name="T16">We acknowledge that we need redemption because we are sinners </text:span><text:span text:style-name="T17">who can</text:span><text:span text:style-name="T16">not save ourselves.</text:span></text:p>
      <text:p text:style-name="P18"><text:span text:style-name="T16"/></text:p>
      <text:p text:style-name="P15">We thank You for Your promise to A<text:span text:style-name="T50">dam and Eve that One would come to crush the head of the serpent who tempted them to sin. </text:span>We thank You <text:span text:style-name="T49">for</text:span> <text:span text:style-name="T49">Your promise to Abraham that he would be a blessing to every nation on earth, every person whose faith was like his. We thank You that Jesus is the fulfillment of that promise, and the focus of our hope in Your perfect salvation.</text:span></text:p>
      <text:p text:style-name="P3"/>
      <text:p text:style-name="P9"><text:span text:style-name="T42">The Wide World...</text:span><text:span text:style-name="T43"> a</text:span><text:span text:style-name="T42">nd the </text:span><text:span text:style-name="T44">W</text:span><text:span text:style-name="T42">ider Church</text:span></text:p>
      <text:p text:style-name="P16"><text:span text:style-name="T51">In this world at this time, we see</text:span><text:span text:style-name="T46"> the sinfulness of mankind, </text:span><text:span text:style-name="T51">the result of the Fall, showing how great is the need for Jesus, the Saviour of the world. </text:span><text:span text:style-name="T52">So many are perplexed by events they can’t understand or change, so that they </text:span><text:span text:style-name="T54">have </text:span><text:span text:style-name="T52">give</text:span><text:span text:style-name="T54">n</text:span><text:span text:style-name="T52"> up any hope for a bright future.</text:span></text:p>
      <text:p text:style-name="P16"/>
      <text:p text:style-name="P16"><text:span text:style-name="T51">We thank You that we take time to remember His first coming, as a babe, </text:span><text:span text:style-name="T53">and that there are still many who recall Christmas without so much commerciaism, who long in their hearts for the Hope of Israel to be their hope, too.</text:span></text:p>
      <text:p text:style-name="P17"/>
      <text:p text:style-name="P5">We pray for Your Church, the Body of Christ, to continue to <text:span text:style-name="T47">proclaim</text:span> <text:span text:style-name="T47">the</text:span> Truth <text:span text:style-name="T53">that Jesus is the Reason for the Season</text:span>. <text:span text:style-name="T53">That may be a catchy phrase, </text:span><text:span text:style-name="T54">ye</text:span><text:span text:style-name="T53">t w</text:span>e pray <text:span text:style-name="T53">that people will recognise the truth of what is preached, and respond in faith.</text:span></text:p>
      <text:p text:style-name="P4"/>
      <text:p text:style-name="P7">Ashburton</text:p>
      <text:p text:style-name="P19"><text:span text:style-name="T34">We pray for our local community to respond to the Carols flyers and join us this evening to hear that God has provided a sure Hope, full redemption because of His steadfast love</text:span><text:span text:style-name="T35">. </text:span><text:span text:style-name="T34">We pray that we would welcome those who come, build relationships with them and they might know the love of God as we reach out to bless them.</text:span></text:p>
      <text:p text:style-name="P19"><text:span text:style-name="T30"/></text:p>
      <text:p text:style-name="P19"><text:span text:style-name="T30">We </text:span><text:span text:style-name="T25">recognise that Jesus is building </text:span><text:span text:style-name="T26">His church and has called us to join with Him in the task</text:span><text:span text:style-name="T25">. </text:span><text:span text:style-name="T30">We pray</text:span><text:span text:style-name="T29"> for us to </text:span><text:span text:style-name="T28">grow towards spiritual maturity, </text:span><text:span text:style-name="T31">using the means of discipleship, </text:span><text:span text:style-name="T32">prayer</text:span><text:span text:style-name="T31"> and </text:span><text:span text:style-name="T32">fellowship</text:span><text:span text:style-name="T27">.</text:span></text:p>
      <text:p text:style-name="P2"/>
      <text:p text:style-name="P13"><text:span text:style-name="T31">We pray also that You would restore those among us who are unwell or struggling in their circumstances</text:span><text:span text:style-name="T29">, </text:span><text:span text:style-name="T31">so that we may not be shaken </text:span><text:span text:style-name="T29">as we </text:span><text:span text:style-name="T33">look</text:span><text:span text:style-name="T29"> </text:span><text:span text:style-name="T33">to</text:span><text:span text:style-name="T26"> </text:span><text:span text:style-name="T23">Jesus</text:span><text:span text:style-name="T36">,</text:span><text:span text:style-name="T40"> </text:span><text:span text:style-name="T38">our Lord and Saviour</text:span><text:span text:style-name="T39">, </text:span><text:span text:style-name="T41">the God of our salvation, </text:span><text:span text:style-name="T39"><text:s/></text:span><text:span text:style-name="T37">Amen.</text:span></text:p>
      <text:p text:style-name="P11">Our Father, Who is in heaven,<text:line-break/>hallowed be Your name;<text:line-break/>Your kingdom come;<text:line-break/>Your will be done,<text:line-break/>on earth as it is in heaven.</text:p>
      <text:p text:style-name="P12"/>
      <text:p text:style-name="P12">Give us this day our daily bread.<text:line-break/>And forgive us our trespasses,<text:line-break/>as we forgive those that trespass against us.<text:line-break/>Lead us not into temptation;<text:line-break/>but deliver us from evil.</text:p>
      <text:p text:style-name="P12"/>
      <text:p text:style-name="P12">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12-16T21:11:01.901018464</dc:date>
    <meta:editing-duration>PT13H25M13S</meta:editing-duration>
    <meta:editing-cycles>157</meta:editing-cycles>
    <meta:generator>LibreOffice/7.3.7.2$Linux_X86_64 LibreOffice_project/30$Build-2</meta:generator>
    <meta:print-date>2022-11-12T21:41:23.154044675</meta:print-date>
    <meta:document-statistic meta:table-count="0" meta:image-count="0" meta:object-count="0" meta:page-count="2" meta:paragraph-count="20" meta:word-count="508" meta:character-count="2686" meta:non-whitespace-character-count="2197"/>
  </office:meta>
</office:document-meta>
</file>